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-color="#fdc578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-color="#fdc578"/>
      <style:paragraph-properties fo:text-align="center"/>
    </style:style>
    <style:style style:name="P6" style:family="paragraph">
      <loext:graphic-properties draw:fill-color="#ffdaa2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-color="#ffdaa2"/>
      <style:paragraph-properties fo:text-align="center"/>
    </style:style>
    <style:style style:name="P8" style:family="paragraph">
      <loext:graphic-properties draw:fill-color="#fdb9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-color="#fdb94d"/>
      <style:paragraph-properties fo:text-align="center"/>
    </style:style>
    <style:style style:name="P10" style:family="paragraph"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-color="#faa61a"/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font-variant="normal" fo:text-transform="none" fo:color="#b5b6e3" style:text-outline="false" style:text-line-through-style="none" style:text-line-through-type="none" style:text-position="0% 100%" style:font-name="DejaVu Sans Mono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5pt" style:language-asian="zh" style:country-asian="CN" style:font-style-asian="normal" style:font-weight-asian="normal" style:font-name-complex="DejaVu Sans Mono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-color="#f37b7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-color="#ed1c24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-color="#f04e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-color="#a3238e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-color="#bd7cb5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-color="#aa55a1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dash" draw:stroke-dash="Fine_20_Dashed" draw:marker-start="Arrowheads_20_5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="Circle" draw:marker-start-width="0.1291in" draw:marker-end="Arrowheads_20_3" draw:marker-end-width="0.1291in" draw:textarea-horizontal-align="center" draw:textarea-vertical-align="middle" fo:padding-top="0.0193in" fo:padding-bottom="0.0193in" fo:padding-left="0.0193in" fo:padding-right="0.0193in" style:run-through="foreground"/>
    </style:style>
    <style:style style:name="gr4" style:family="graphic">
      <style:graphic-properties draw:marker-start="Arrowheads_20_5" draw:marker-end="" draw:textarea-horizontal-align="center" draw:textarea-vertical-align="middle" style:run-through="foreground"/>
    </style:style>
    <style:style style:name="gr5" style:family="graphic">
      <style:graphic-properties draw:stroke="none" draw:fill-color="#fdc578" draw:textarea-horizontal-align="justify" draw:textarea-vertical-align="top" draw:auto-grow-height="false" fo:min-height="1.3299in" fo:min-width="1.1299in" style:run-through="foreground"/>
    </style:style>
    <style:style style:name="gr6" style:family="graphic">
      <style:graphic-properties svg:stroke-color="#000000" draw:marker-end="" draw:fill-color="#fdc578" draw:textarea-horizontal-align="center" draw:textarea-vertical-align="middle" style:run-through="foreground"/>
    </style:style>
    <style:style style:name="gr7" style:family="graphic">
      <style:graphic-properties draw:stroke="none" draw:marker-start="Arrowheads_20_1" draw:marker-end="Arrowheads_20_3" draw:fill-color="#ffdaa2" draw:textarea-horizontal-align="justify" draw:textarea-vertical-align="top" draw:auto-grow-height="false" fo:min-height="1.3299in" fo:min-width="1.1299in" style:run-through="foreground"/>
    </style:style>
    <style:style style:name="gr8" style:family="graphic">
      <style:graphic-properties svg:stroke-color="#000000" draw:marker-end="" draw:fill-color="#ffdaa2" draw:textarea-horizontal-align="center" draw:textarea-vertical-align="middle" style:run-through="foreground"/>
    </style:style>
    <style:style style:name="gr9" style:family="graphic">
      <style:graphic-properties draw:stroke="none" draw:fill-color="#fdb94d" draw:textarea-horizontal-align="justify" draw:textarea-vertical-align="top" draw:auto-grow-height="false" fo:min-height="1.3299in" fo:min-width="1.1299in" style:run-through="foreground"/>
    </style:style>
    <style:style style:name="gr10" style:family="graphic">
      <style:graphic-properties svg:stroke-color="#000000" draw:marker-end="" draw:fill-color="#fdb94d" draw:textarea-horizontal-align="center" draw:textarea-vertical-align="middle" style:run-through="foreground"/>
    </style:style>
    <style:style style:name="gr11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3465a4" draw:fill-color="#faa61a" draw:textarea-horizontal-align="justify" draw:textarea-vertical-align="top" draw:auto-grow-height="false" fo:min-height="1.3299in" fo:min-width="1.1299in" style:run-through="foreground"/>
    </style:style>
    <style:style style:name="gr13" style:family="graphic">
      <style:graphic-properties svg:stroke-color="#000000" draw:marker-end="" draw:textarea-horizontal-align="center" draw:textarea-vertical-align="middle" style:run-through="foreground"/>
    </style:style>
    <style:style style:name="gr14" style:family="graphic">
      <style:graphic-properties draw:stroke="none" draw:fill-color="#f37b70" draw:textarea-horizontal-align="justify" draw:textarea-vertical-align="top" draw:auto-grow-height="false" fo:min-height="0.7291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ed1c24" draw:textarea-horizontal-align="justify" draw:textarea-vertical-align="top" draw:auto-grow-height="false" fo:min-height="0.7165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-color="#f04e4d" draw:textarea-horizontal-align="justify" draw:textarea-vertical-align="top" draw:auto-grow-height="false" fo:min-height="0.7272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-color="#a3238e" draw:textarea-horizontal-align="justify" draw:textarea-vertical-align="top" draw:auto-grow-height="false" fo:min-height="0.7201in" fo:min-width="1.1299in" style:run-through="foreground"/>
    </style:style>
    <style:style style:name="gr20" style:family="graphic">
      <style:graphic-properties draw:stroke="none" draw:fill-color="#bd7cb5" draw:textarea-horizontal-align="justify" draw:textarea-vertical-align="top" draw:auto-grow-height="false" fo:min-height="0.7256in" fo:min-width="1.1299in" style:run-through="foreground"/>
    </style:style>
    <style:style style:name="gr21" style:family="graphic">
      <style:graphic-properties draw:stroke="none" draw:fill-color="#aa55a1" draw:textarea-horizontal-align="justify" draw:textarea-vertical-align="top" draw:auto-grow-height="false" fo:min-height="0.722in" fo:min-width="1.1299in" style:run-through="foreground"/>
    </style:style>
    <style:style style:name="gr22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g text:anchor-type="paragraph" draw:z-index="17" draw:style-name="gr2"><draw:custom-shape draw:name="Shape1" draw:style-name="gr19" draw:text-style-name="P16" svg:width="1.1303in" svg:height="0.7205in" svg:x="6.5831in" svg:y="4.2154in"><text:p text:style-name="P3"><text:span text:style-name="T1">Iwriter</text:span></text:p><text:p text:style-name="P3"><text:span text:style-name="T1"/></text:p><text:p text:style-name="P12"><text:span text:style-name="T2">+write()</text:span></text:p><draw:enhanced-geometry svg:viewBox="0 0 21600 21600" draw:type="rectangle" draw:enhanced-path="M 0 0 L 21600 0 21600 21600 0 21600 0 0 Z N"/></draw:custom-shape><draw:custom-shape draw:name="Shape1" draw:style-name="gr20" draw:text-style-name="P17" svg:width="1.1303in" svg:height="0.726in" svg:x="5.8402in" svg:y="5.8697in"><text:p text:style-name="P3"><text:span text:style-name="T1">FileWriter</text:span></text:p><text:p text:style-name="P3"><text:span text:style-name="T1"/></text:p><text:p text:style-name="P12"><text:span text:style-name="T1">+write()</text:span></text:p><draw:enhanced-geometry svg:viewBox="0 0 21600 21600" draw:type="rectangle" draw:enhanced-path="M 0 0 L 21600 0 21600 21600 0 21600 0 0 Z N"/></draw:custom-shape><draw:custom-shape draw:name="Shape1" draw:style-name="gr21" draw:text-style-name="P18" svg:width="1.1303in" svg:height="0.7224in" svg:x="7.252in" svg:y="5.8846in"><text:p text:style-name="P3"><text:span text:style-name="T1">CMDWriter</text:span></text:p><text:p text:style-name="P3"><text:span text:style-name="T1"/></text:p><text:p text:style-name="P12"><text:span text:style-name="T1">+write()</text:span></text:p><draw:enhanced-geometry svg:viewBox="0 0 21600 21600" draw:type="rectangle" draw:enhanced-path="M 0 0 L 21600 0 21600 21600 0 21600 0 0 Z N"/></draw:custom-shape><draw:line draw:name="Shape2" draw:style-name="gr22" draw:text-style-name="P1" svg:x1="7.7811in" svg:y1="5.8846in" svg:x2="7.2646in" svg:y2="4.9354in"><text:p/></draw:line><draw:line draw:name="Shape2" draw:style-name="gr22" draw:text-style-name="P1" svg:x1="6.4528in" svg:y1="5.8693in" svg:x2="6.9783in" svg:y2="4.9354in"><text:p/></draw:line><draw:line draw:name="Shape3" draw:style-name="gr13" draw:text-style-name="P1" svg:x1="7.252in" svg:y1="6.1846in" svg:x2="8.3819in" svg:y2="6.1846in"><text:p/></draw:line><draw:line draw:name="Shape3" draw:style-name="gr13" draw:text-style-name="P1" svg:x1="5.8402in" svg:y1="6.1728in" svg:x2="6.9701in" svg:y2="6.1728in"><text:p/></draw:line><draw:line draw:name="Shape3" draw:style-name="gr13" draw:text-style-name="P1" svg:x1="6.5827in" svg:y1="4.5126in" svg:x2="7.7126in" svg:y2="4.5126in"><text:p/></draw:line></draw:g><draw:custom-shape text:anchor-type="paragraph" draw:z-index="9" draw:name="Shape1" draw:style-name="gr14" draw:text-style-name="P13" svg:width="1.1303in" svg:height="0.7295in" svg:x="2.2807in" svg:y="5.8508in"><text:p text:style-name="P3"><text:span text:style-name="T1">FileReader</text:span></text:p><text:p text:style-name="P3"><text:span text:style-name="T1"/></text:p><text:p text:style-name="P12"><text:span text:style-name="T1">+read()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5" draw:text-style-name="P14" svg:width="1.1303in" svg:height="0.7169in" svg:x="2.9965in" svg:y="4.2374in"><text:p text:style-name="P3"><text:span text:style-name="T1">Ireder</text:span></text:p><text:p text:style-name="P3"><text:span text:style-name="T1"/></text:p><text:p text:style-name="P12"><text:span text:style-name="T2">+read()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6" draw:text-style-name="P15" svg:width="1.1303in" svg:height="0.7276in" svg:x="3.6547in" svg:y="5.8866in"><text:p text:style-name="P3"><text:span text:style-name="T1">CMDReader</text:span></text:p><text:p text:style-name="P12"><text:span text:style-name="T1"/></text:p><text:p text:style-name="P12"><text:span text:style-name="T1">+getLine()</text:span></text:p><draw:enhanced-geometry svg:viewBox="0 0 21600 21600" draw:type="rectangle" draw:enhanced-path="M 0 0 L 21600 0 21600 21600 0 21600 0 0 Z N"/></draw:custom-shape><draw:line text:anchor-type="paragraph" draw:z-index="12" draw:name="Shape2" draw:style-name="gr17" draw:text-style-name="P1" svg:x1="2.7665in" svg:y1="5.8508in" svg:x2="3.4075in" svg:y2="4.9543in"><text:p/></draw:line><draw:line text:anchor-type="paragraph" draw:z-index="13" draw:name="Shape2" draw:style-name="gr17" draw:text-style-name="P1" svg:x1="4.2161in" svg:y1="5.887in" svg:x2="3.8425in" svg:y2="4.9543in"><text:p/></draw:line><draw:line text:anchor-type="paragraph" draw:z-index="14" draw:name="Shape3" draw:style-name="gr18" draw:text-style-name="P1" svg:x1="2.9965in" svg:y1="4.4736in" svg:x2="4.1264in" svg:y2="4.4736in"><text:p/></draw:line><draw:line text:anchor-type="paragraph" draw:z-index="15" draw:name="Shape3" draw:style-name="gr18" draw:text-style-name="P1" svg:x1="2.2807in" svg:y1="6.1791in" svg:x2="3.4106in" svg:y2="6.1791in"><text:p/></draw:line><draw:line text:anchor-type="paragraph" draw:z-index="16" draw:name="Shape3" draw:style-name="gr18" draw:text-style-name="P1" svg:x1="3.6547in" svg:y1="6.1902in" svg:x2="4.7846in" svg:y2="6.1902in"><text:p/></draw:line><draw:g text:anchor-type="paragraph" draw:z-index="4" draw:style-name="gr2"><draw:custom-shape draw:name="Shape1" draw:style-name="gr7" draw:text-style-name="P6" svg:width="1.1303in" svg:height="1.3303in" svg:x="7.5362in" svg:y="0.9752in"><text:p text:style-name="P3"><text:span text:style-name="T1">MakeComands</text:span></text:p><draw:enhanced-geometry svg:viewBox="0 0 21600 21600" draw:type="rectangle" draw:enhanced-path="M 0 0 L 21600 0 21600 21600 0 21600 0 0 Z N"/></draw:custom-shape><draw:line draw:name="Shape3" draw:style-name="gr8" draw:text-style-name="P7" svg:x1="7.5362in" svg:y1="1.3268in" svg:x2="8.6661in" svg:y2="1.3268in"><text:p/></draw:line></draw:g><draw:g text:anchor-type="paragraph" draw:z-index="3" draw:style-name="gr2"><draw:custom-shape draw:name="Shape1" draw:style-name="gr5" draw:text-style-name="P4" svg:width="1.1303in" svg:height="1.3303in" svg:x="5.1602in" svg:y="0.9453in"><text:p text:style-name="P3"><text:span text:style-name="T1">DNAdata</text:span></text:p><draw:enhanced-geometry svg:viewBox="0 0 21600 21600" draw:type="rectangle" draw:enhanced-path="M 0 0 L 21600 0 21600 21600 0 21600 0 0 Z N"/></draw:custom-shape><draw:line draw:name="Shape3" draw:style-name="gr6" draw:text-style-name="P5" svg:x1="5.1602in" svg:y1="1.2618in" svg:x2="6.2902in" svg:y2="1.2618in"><text:p/></draw:line></draw:g><draw:g text:anchor-type="paragraph" draw:z-index="6" draw:style-name="gr2"><draw:custom-shape draw:name="Shape1" draw:style-name="gr9" draw:text-style-name="P8" svg:width="1.1303in" svg:height="1.3303in" svg:x="2.9055in" svg:y="0.9583in"><text:p text:style-name="P3"><text:span text:style-name="T1">DNAseq</text:span></text:p><draw:enhanced-geometry svg:viewBox="0 0 21600 21600" draw:type="rectangle" draw:enhanced-path="M 0 0 L 21600 0 21600 21600 0 21600 0 0 Z N"/></draw:custom-shape><draw:line draw:name="Shape3" draw:style-name="gr10" draw:text-style-name="P9" svg:x1="2.9055in" svg:y1="1.2972in" svg:x2="4.0354in" svg:y2="1.2972in"><text:p/></draw:line></draw:g><draw:g text:anchor-type="paragraph" draw:z-index="8" draw:style-name="gr11"><draw:custom-shape draw:name="Shape1" draw:style-name="gr12" draw:text-style-name="P11" svg:width="1.1303in" svg:height="1.3303in" svg:x="0.6236in" svg:y="0.9791in"><text:p text:style-name="P10"><text:span text:style-name="T1">Nucleotide</text:span></text:p><draw:enhanced-geometry svg:viewBox="0 0 21600 21600" draw:type="rectangle" draw:enhanced-path="M 0 0 L 21600 0 21600 21600 0 21600 0 0 Z N"/></draw:custom-shape><draw:line draw:name="Shape3" draw:style-name="gr13" draw:text-style-name="P1" svg:x1="0.6236in" svg:y1="1.3193in" svg:x2="1.7535in" svg:y2="1.3193in"><text:p/></draw:line></draw:g><draw:g text:anchor-type="paragraph" draw:z-index="5" draw:style-name="gr2"><draw:line draw:name="Shape4" draw:style-name="gr3" draw:text-style-name="P1" svg:x1="3.728in" svg:y1="1.6508in" svg:x2="5.1606in" svg:y2="1.6618in"><text:p/></draw:line><draw:line draw:name="Shape5" draw:style-name="gr4" draw:text-style-name="P1" svg:x1="4.0091in" svg:y1="1.6618in" svg:x2="4.9075in" svg:y2="1.6618in"><text:p/></draw:line></draw:g><draw:g text:anchor-type="paragraph" draw:z-index="7" draw:style-name="gr2"><draw:line draw:name="Shape4" draw:style-name="gr3" draw:text-style-name="P1" svg:x1="1.4728in" svg:y1="1.7535in" svg:x2="2.9055in" svg:y2="1.7646in"><text:p/></draw:line><draw:line draw:name="Shape5" draw:style-name="gr4" draw:text-style-name="P1" svg:x1="1.7535in" svg:y1="1.7646in" svg:x2="2.652in" svg:y2="1.7646in"><text:p/></draw:line></draw:g><draw:g text:anchor-type="paragraph" draw:z-index="2" draw:style-name="gr2"><draw:line draw:name="Shape4" draw:style-name="gr3" draw:text-style-name="P2" svg:x1="5.9134in" svg:y1="1.6398in" svg:x2="7.5366in" svg:y2="1.6531in"><text:p/></draw:line><draw:line draw:name="Shape5" draw:style-name="gr4" draw:text-style-name="P2" svg:x1="6.2323in" svg:y1="1.6531in" svg:x2="7.2504in" svg:y2="1.6531in"><text:p/></draw:line></draw:g><draw:line text:anchor-type="paragraph" draw:z-index="0" draw:name="Shape5" draw:style-name="gr1" draw:text-style-name="P1" svg:x1="3.602in" svg:y1="4.2378in" svg:x2="7.9173in" svg:y2="2.178in"><text:p/></draw:line><draw:line text:anchor-type="paragraph" draw:z-index="1" draw:name="Shape5" draw:style-name="gr1" draw:text-style-name="P1" svg:x1="7.1846in" svg:y1="4.2154in" svg:x2="8.2264in" svg:y2="2.17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3" draw:display-name="Arrowheads 3" svg:viewBox="0 0 3000 6000" svg:d="M1500 0l1500 3000-1500 3000-1500-3000zM1500 447l-1276 2553 1276 2553 1276-2553z"/>
    <draw:marker draw:name="Arrowheads_20_5" draw:display-name="Arrowheads 5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5:34:18.572785784</meta:creation-date>
    <meta:generator>LibreOffice/6.0.7.3$Linux_X86_64 LibreOffice_project/00m0$Build-3</meta:generator>
    <dc:date>2020-07-01T22:56:41.542586985</dc:date>
    <meta:editing-duration>PT7M31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